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7388" officeooo:paragraph-rsid="00007388"/>
    </style:style>
    <style:style style:name="P2" style:family="paragraph" style:parent-style-name="Standard" style:list-style-name="L1">
      <style:text-properties officeooo:rsid="00007388" officeooo:paragraph-rsid="00007388"/>
    </style:style>
    <style:style style:name="P3" style:family="paragraph" style:parent-style-name="Standard" style:list-style-name="L2">
      <style:text-properties officeooo:rsid="00007388" officeooo:paragraph-rsid="00007388"/>
    </style:style>
    <style:style style:name="P4" style:family="paragraph" style:parent-style-name="Standard" style:list-style-name="L3">
      <style:text-properties officeooo:rsid="00007388" officeooo:paragraph-rsid="00007388"/>
    </style:style>
    <style:style style:name="T1" style:family="text">
      <style:text-properties officeooo:rsid="000236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кумент:</text:p>
      <text:list xml:id="list4279280138" text:style-name="L1">
        <text:list-item>
          <text:p text:style-name="P2">Показы</text:p>
        </text:list-item>
        <text:list-item>
          <text:p text:style-name="P2">Клики</text:p>
        </text:list-item>
        <text:list-item>
          <text:p text:style-name="P2">CTR</text:p>
        </text:list-item>
        <text:list-item>
          <text:p text:style-name="P2">Показы (позиции 1-5)</text:p>
        </text:list-item>
        <text:list-item>
          <text:p text:style-name="P2">Клики (позиции 1-5)</text:p>
        </text:list-item>
        <text:list-item>
          <text:p text:style-name="P2">CTR (позиции 1-5)</text:p>
        </text:list-item>
        <text:list-item>
          <text:p text:style-name="P2">Средняя позиция</text:p>
        </text:list-item>
        <text:list-item>
          <text:p text:style-name="P2">Удовлетворяемость (счетчик)</text:p>
        </text:list-item>
        <text:list-item>
          <text:p text:style-name="P2">a (привлекательность DBN)</text:p>
        </text:list-item>
        <text:list-item>
          <text:p text:style-name="P2">s (удовлетворяемость DBN)</text:p>
        </text:list-item>
        <text:list-item>
          <text:p text:style-name="P2">DBN (гамма — 1) </text:p>
        </text:list-item>
      </text:list>
      <text:p text:style-name="P1"/>
      <text:p text:style-name="P1">Запрос — документ:</text:p>
      <text:list xml:id="list1658543438" text:style-name="L2">
        <text:list-item>
          <text:p text:style-name="P3">Показы</text:p>
        </text:list-item>
        <text:list-item>
          <text:p text:style-name="P3">Клики</text:p>
        </text:list-item>
        <text:list-item>
          <text:p text:style-name="P3">CTR</text:p>
        </text:list-item>
        <text:list-item>
          <text:p text:style-name="P3">Показы (позиции 1-5)</text:p>
        </text:list-item>
        <text:list-item>
          <text:p text:style-name="P3">Клики (позиции 1-5)</text:p>
        </text:list-item>
        <text:list-item>
          <text:p text:style-name="P3">CTR (позиции 1-5)</text:p>
        </text:list-item>
        <text:list-item>
          <text:p text:style-name="P3">Средняя позиция</text:p>
        </text:list-item>
        <text:list-item>
          <text:p text:style-name="P3">Показы (Position - base)</text:p>
        </text:list-item>
        <text:list-item>
          <text:p text:style-name="P3">Position-base (параметры из лекции)</text:p>
        </text:list-item>
        <text:list-item>
          <text:p text:style-name="P3">Показы (Cascade)</text:p>
        </text:list-item>
        <text:list-item>
          <text:p text:style-name="P3">Клики (Cascade)</text:p>
        </text:list-item>
        <text:list-item>
          <text:p text:style-name="P3">Casca<text:span text:style-name="T1">d</text:span>e</text:p>
        </text:list-item>
        <text:list-item>
          <text:p text:style-name="P3">Удовлетворяемость (счетчик)</text:p>
        </text:list-item>
        <text:list-item>
          <text:p text:style-name="P3">a (привлекательность DBN)</text:p>
        </text:list-item>
        <text:list-item>
          <text:p text:style-name="P3">s (удовлетворяемость DBN)</text:p>
        </text:list-item>
        <text:list-item>
          <text:p text:style-name="P3">DBN (гамма — 1)</text:p>
        </text:list-item>
      </text:list>
      <text:p text:style-name="P1"/>
      <text:p text:style-name="P1">---------------------------------------------</text:p>
      <text:p text:style-name="P1"/>
      <text:p text:style-name="P1">Catboost:</text:p>
      <text:list xml:id="list1457160927" text:style-name="L3">
        <text:list-item>
          <text:p text:style-name="P4">loss — YetiRankPairwise</text:p>
        </text:list-item>
        <text:list-item>
          <text:p text:style-name="P4">depth — 4 </text:p>
        </text:list-item>
        <text:list-item>
          <text:p text:style-name="P4">subsample — 0.9</text:p>
        </text:list-item>
        <text:list-item>
          <text:p text:style-name="P4">learning rate — 0.03</text:p>
        </text:list-item>
        <text:list-item>
          <text:p text:style-name="P4">5000 деревьев (небольшой прирост по сравнению с 2500)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8:14:33.893517497</meta:creation-date>
    <dc:date>2020-05-13T19:52:54.713844297</dc:date>
    <meta:editing-duration>PT57M3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7" meta:word-count="118" meta:character-count="687" meta:non-whitespace-character-count="629"/>
  </office:meta>
</office:document-meta>
</file>